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00A933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7" table:style-name="ce2"/>
          <table:table-cell office:value-type="string" table:style-name="ce2">
            <text:p>magic_shield_percent_big</text:p>
          </table:table-cell>
          <table:table-cell table:number-columns-repeated="3" table:style-name="ce2"/>
          <table:table-cell office:value-type="string" table:style-name="ce2">
            <text:p>int_dmg_big</text:p>
          </table:table-cell>
          <table:table-cell table:number-columns-repeated="7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mana_regen_percent</text:p>
          </table:table-cell>
          <table:table-cell table:number-columns-repeated="5" table:style-name="ce2"/>
          <table:table-cell office:value-type="string" table:style-name="ce2">
            <text:p>int_dmg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summon_damage_big</text:p>
          </table:table-cell>
          <table:table-cell table:number-columns-repeated="5" table:style-name="ce2"/>
          <table:table-cell office:value-type="string" table:style-name="ce2">
            <text:p>summon_damage_big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int_dmg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summo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er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3">
            <text:p>tormentor</text:p>
          </table:table-cell>
          <table:table-cell table:number-columns-repeated="8" table:style-name="ce2"/>
          <table:table-cell office:value-type="string" table:style-name="ce2">
            <text:p>mana_percent</text:p>
          </table:table-cell>
          <table:table-cell table:number-columns-repeated="3" table:style-name="ce2"/>
          <table:table-cell office:value-type="string" table:style-name="ce2">
            <text:p>int_dmg</text:p>
          </table:table-cell>
          <table:table-cell table:number-columns-repeated="8" table:style-name="ce2"/>
          <table:table-cell office:value-type="string" table:style-name="ce3">
            <text:p>warlock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umm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7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summon_damage_big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big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dmg</text:p>
          </table:table-cell>
          <table:table-cell table:number-columns-repeated="2" table:style-name="ce2"/>
          <table:table-cell office:value-type="string" table:style-name="ce2">
            <text:p>mana_regen_percent</text:p>
          </table:table-cell>
          <table:table-cell table:number-columns-repeated="9" table:style-name="ce2"/>
          <table:table-cell office:value-type="string" table:style-name="ce4">
            <text:p>jewel_socket</text:p>
          </table:table-cell>
          <table:table-cell table:number-columns-repeated="9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_percent_big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</text:p>
          </table:table-cell>
          <table:table-cell table:number-columns-repeated="3" table:style-name="ce2"/>
          <table:table-cell office:value-type="string" table:style-name="ce2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water_damage_big</text:p>
          </table:table-cell>
          <table:table-cell table:style-name="ce2"/>
          <table:table-cell office:value-type="string" table:style-name="ce2">
            <text:p>all_lightning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fire_damage_big</text:p>
          </table:table-cell>
          <table:table-cell table:style-name="ce2"/>
          <table:table-cell office:value-type="string" table:style-name="ce2">
            <text:p>all_chaos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percent_big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health_regen_percent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</text:p>
          </table:table-cell>
          <table:table-cell table:number-columns-repeated="3" table:style-name="ce2"/>
          <table:table-cell office:value-type="string" table:style-name="ce3">
            <text:p>str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tration</text:p>
          </table:table-cell>
          <table:table-cell table:number-columns-repeated="3" table:style-name="ce2"/>
          <table:table-cell office:value-type="string" table:style-name="ce2">
            <text:p>lightning_penetratio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tration</text:p>
          </table:table-cell>
          <table:table-cell table:number-columns-repeated="3" table:style-name="ce2"/>
          <table:table-cell office:value-type="string" table:style-name="ce2">
            <text:p>chaos_penetration</text:p>
          </table:table-cell>
          <table:table-cell table:number-columns-repeated="5" table:style-name="ce2"/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health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energy_regen_percent</text:p>
          </table:table-cell>
          <table:table-cell table:number-columns-repeated="6" table:style-name="ce2"/>
          <table:table-cell office:value-type="string" table:style-name="ce2">
            <text:p>energy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ll_phys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table:number-columns-repeated="2" table:style-name="ce2"/>
          <table:table-cell office:value-type="string" table:style-name="ce2">
            <text:p>mana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battery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_regen_percent</text:p>
          </table:table-cell>
          <table:table-cell table:number-columns-repeated="6" table:style-name="ce2"/>
          <table:table-cell office:value-type="string" table:style-name="ce2">
            <text:p>health_percent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2">
            <text:p>water_penetration</text:p>
          </table:table-cell>
          <table:table-cell table:style-name="ce2"/>
          <table:table-cell office:value-type="string" table:style-name="ce2">
            <text:p>lightning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tration</text:p>
          </table:table-cell>
          <table:table-cell table:style-name="ce2"/>
          <table:table-cell office:value-type="string" table:style-name="ce2">
            <text:p>chaos_penetration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lightning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energy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ll_physic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ll_lightning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fire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number-columns-repeated="4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4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umm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haos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ll_lightning_damag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ummon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table:number-columns-repeated="2" table:style-name="ce2"/>
          <table:table-cell office:value-type="string" table:style-name="ce2">
            <text:p>magic_shield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_percent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ll_chaos_damage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chaos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os_penetration</text:p>
          </table:table-cell>
          <table:table-cell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</text:p>
          </table:table-cell>
          <table:table-cell table:number-columns-repeated="2" table:style-name="ce2"/>
          <table:table-cell office:value-type="string" table:style-name="ce2">
            <text:p>block_chanc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ll_lightning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_big</text:p>
          </table:table-cell>
          <table:table-cell table:style-name="ce2"/>
          <table:table-cell office:value-type="string" table:style-name="ce2">
            <text:p>dot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s_all_in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irit_cos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4">
            <text:p>jewel_socket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ll_chaos_damage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spell_water_damage</text:p>
          </table:table-cell>
          <table:table-cell table:number-columns-repeated="4" table:style-name="ce2"/>
          <table:table-cell office:value-type="string" table:style-name="ce4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pirit_cost</text:p>
          </table:table-cell>
          <table:table-cell table:number-columns-repeated="4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lightning_damage</text:p>
          </table:table-cell>
          <table:table-cell table:number-columns-repeated="2" table:style-name="ce2"/>
          <table:table-cell office:value-type="string" table:style-name="ce2">
            <text:p>chaos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mantr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wate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dmg_big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spirit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staff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amage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summon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irit_cos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lifesteal</text:p>
          </table:table-cell>
          <table:table-cell table:number-columns-repeated="3" table:style-name="ce2"/>
          <table:table-cell office:value-type="string" table:style-name="ce2">
            <text:p>str_big</text:p>
          </table:table-cell>
          <table:table-cell table:number-columns-repeated="5" table:style-name="ce2"/>
          <table:table-cell office:value-type="string" table:style-name="ce2">
            <text:p>all_elemental_damag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irit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life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to_lightning_big</text:p>
          </table:table-cell>
          <table:table-cell table:style-name="ce1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spirit_cos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lifesteal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elemental_damage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lifestea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fire_damage_big</text:p>
          </table:table-cell>
          <table:table-cell table:number-columns-repeated="2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c_aoe</text:p>
          </table:table-cell>
          <table:table-cell table:number-columns-repeated="2" table:style-name="ce2"/>
          <table:table-cell office:value-type="string" table:style-name="ce2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lifestea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int_dmg_big</text:p>
          </table:table-cell>
          <table:table-cell table:style-name="ce2"/>
          <table:table-cell office:value-type="string" table:style-name="ce2">
            <text:p>inc_ao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_dmg</text:p>
          </table:table-cell>
          <table:table-cell table:number-columns-repeated="2" table:style-name="ce2"/>
          <table:table-cell office:value-type="string" table:style-name="ce2">
            <text:p>in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lightning_dama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chaos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dm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_healing_big</text:p>
          </table:table-cell>
          <table:table-cell table:number-columns-repeated="4" table:style-name="ce2"/>
          <table:table-cell office:value-type="string" table:style-name="ce3">
            <text:p>divin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spell_water_dama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4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do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2">
            <text:p>magic_shield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in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magic_shield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rmon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ue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ical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_regen_percent_big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_ao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table:style-name="ce2"/>
          <table:table-cell office:value-type="string" table:style-name="ce2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inc_aoe_big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lifesteal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dmg</text:p>
          </table:table-cell>
          <table:table-cell table:number-columns-repeated="4" table:style-name="ce2"/>
          <table:table-cell office:value-type="string" table:style-name="ce2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5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phys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table:style-name="ce5"/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in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table:style-name="ce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office:value-type="string" table:style-name="ce2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elemental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all_element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7">
            <text:p>[CENTER]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all_elemental_damage_big</text:p>
          </table:table-cell>
          <table:table-cell table:number-columns-repeated="5" table:style-name="ce2"/>
          <table:table-cell office:value-type="string" table:style-name="ce2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elemental_damage_big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style-name="ce2"/>
          <table:table-cell table:style-name="ce5"/>
          <table:table-cell table:style-name="ce2"/>
          <table:table-cell office:value-type="string" table:style-name="ce2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all_physical_damage_big</text:p>
          </table:table-cell>
          <table:table-cell table:number-columns-repeated="3" table:style-name="ce2"/>
          <table:table-cell office:value-type="string" table:style-name="ce2">
            <text:p>dex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all_elemental_damage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physical_damage</text:p>
          </table:table-cell>
          <table:table-cell table:number-columns-repeated="5" table:style-name="ce2"/>
          <table:table-cell office:value-type="string" table:style-name="ce2">
            <text:p>all_physical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5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jewel_socket</text:p>
          </table:table-cell>
          <table:table-cell table:number-columns-repeated="2" table:style-name="ce2"/>
          <table:table-cell office:value-type="string" table:style-name="ce3">
            <text:p>elemental_purity</text:p>
          </table:table-cell>
          <table:table-cell table:number-columns-repeated="2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2" table:style-name="ce2"/>
          <table:table-cell office:value-type="string" table:style-name="ce2">
            <text:p>str_big</text:p>
          </table:table-cell>
          <table:table-cell table:number-columns-repeated="2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elemental_damage</text:p>
          </table:table-cell>
          <table:table-cell table:style-name="ce2"/>
          <table:table-cell office:value-type="string" table:style-name="ce2">
            <text:p>spell_elemental_damage_big</text:p>
          </table:table-cell>
          <table:table-cell table:style-name="ce2"/>
          <table:table-cell office:value-type="string" table:style-name="ce2">
            <text:p>health_percent_big</text:p>
          </table:table-cell>
          <table:table-cell table:number-columns-repeated="3" table:style-name="ce2"/>
          <table:table-cell office:value-type="string" table:style-name="ce4">
            <text:p>jewel_socket</text:p>
          </table:table-cell>
          <table:table-cell table:number-columns-repeated="5" table:style-name="ce2"/>
          <table:table-cell office:value-type="string" table:style-name="ce2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5">
            <text:p>Guardian</text:p>
          </table:table-cell>
          <table:table-cell table:number-columns-repeated="5" table:style-name="ce5"/>
          <table:table-cell office:value-type="string" table:style-name="ce5">
            <text:p>cdr_big</text:p>
          </table:table-cell>
          <table:table-cell table:number-columns-repeated="5" table:style-name="ce5"/>
          <table:table-cell office:value-type="string" table:style-name="ce5">
            <text:p>Rang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6" table:style-name="ce2"/>
          <table:table-cell office:value-type="string" table:style-name="ce4">
            <text:p>jewel_socket</text:p>
          </table:table-cell>
          <table:table-cell table:number-columns-repeated="7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table:number-columns-repeated="8" table:style-name="ce2"/>
          <table:table-cell office:value-type="string" table:style-name="ce4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3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5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elemental_damage_big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style-name="ce2"/>
          <table:table-cell table:style-name="ce5"/>
          <table:table-cell table:style-name="ce2"/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ical_hit_big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dm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_dm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ossbow_damage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5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ex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table:style-name="ce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lightning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lightning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</text:p>
          </table:table-cell>
          <table:table-cell table:number-columns-repeated="3" table:style-name="ce2"/>
          <table:table-cell office:value-type="string" table:style-name="ce2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table:style-name="ce5"/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lightnin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lightni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4" table:style-name="ce2"/>
          <table:table-cell office:value-type="string" table:style-name="ce2">
            <text:p>mana_cos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5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all_elemental_damage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</text:p>
          </table:table-cell>
          <table:table-cell table:number-columns-repeated="3" table:style-name="ce2"/>
          <table:table-cell office:value-type="string" table:style-name="ce2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style-name="ce8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lifesteal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chao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_big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armor_percent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armor_penetratio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_big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niper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amage</text:p>
          </table:table-cell>
          <table:table-cell table:number-columns-repeated="3" table:style-name="ce2"/>
          <table:table-cell office:value-type="string" table:style-name="ce2">
            <text:p>staff_damage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energy_percent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_big</text:p>
          </table:table-cell>
          <table:table-cell table:style-name="ce2"/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ealth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4">
            <text:p>jewel_socke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refined_tas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life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ll_chaos_damage</text:p>
          </table:table-cell>
          <table:table-cell table:number-columns-repeated="5" table:style-name="ce2"/>
          <table:table-cell office:value-type="string" table:style-name="ce2">
            <text:p>all_lightning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lightning_damage_big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chanc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dmg</text:p>
          </table:table-cell>
          <table:table-cell table:style-name="ce2"/>
          <table:table-cell office:value-type="string" table:style-name="ce2">
            <text:p>dex_dmg</text:p>
          </table:table-cell>
          <table:table-cell table:number-columns-repeated="2" table:style-name="ce2"/>
          <table:table-cell office:value-type="string" table:style-name="ce2">
            <text:p>all_lightni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block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dex_dmg_big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3" table:style-name="ce2"/>
          <table:table-cell office:value-type="string" table:style-name="ce2">
            <text:p>dodge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life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_big</text:p>
          </table:table-cell>
          <table:table-cell table:number-columns-repeated="2" table:style-name="ce2"/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health_percent_big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block_chanc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spirit_cost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in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office:value-type="string" table:style-name="ce2">
            <text:p>int_big</text:p>
          </table:table-cell>
          <table:table-cell table:number-columns-repeated="2" table:style-name="ce2"/>
          <table:table-cell table:style-name="ce1"/>
          <table:table-cell table:style-name="ce2"/>
          <table:table-cell office:value-type="string" table:style-name="ce2">
            <text:p>dodge_percent</text:p>
          </table:table-cell>
          <table:table-cell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spirit_cos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chaos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chao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</text:p>
          </table:table-cell>
          <table:table-cell table:number-columns-repeated="3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crossbow_damage_big</text:p>
          </table:table-cell>
          <table:table-cell table:number-columns-repeated="3" table:style-name="ce2"/>
          <table:table-cell office:value-type="string" table:style-name="ce2">
            <text:p>i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t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irit_cost</text:p>
          </table:table-cell>
          <table:table-cell table:number-columns-repeated="3" table:style-name="ce2"/>
          <table:table-cell office:value-type="string" table:style-name="ce2">
            <text:p>spirit_cost_big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</text:p>
          </table:table-cell>
          <table:table-cell table:number-columns-repeated="3" table:style-name="ce2"/>
          <table:table-cell office:value-type="string" table:style-name="ce2">
            <text:p>dot_dm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phys_to_chao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2">
            <text:p>chaos_penetration_big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irit_cost</text:p>
          </table:table-cell>
          <table:table-cell table:number-columns-repeated="3" table:style-name="ce2"/>
          <table:table-cell office:value-type="string" table:style-name="ce2">
            <text:p>spirit_co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</text:p>
          </table:table-cell>
          <table:table-cell table:style-name="ce2"/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spirit_cost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4">
            <text:p>jewel_socket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ealth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4">
            <text:p>jewel_socket</text:p>
          </table:table-cell>
          <table:table-cell table:number-columns-repeated="7" table:style-name="ce2"/>
          <table:table-cell office:value-type="string" table:style-name="ce2">
            <text:p>all_physical_damage</text:p>
          </table:table-cell>
          <table:table-cell table:number-columns-repeated="5" table:style-name="ce2"/>
          <table:table-cell office:value-type="string" table:style-name="ce2">
            <text:p>phys_to_chaos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spirit_co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irit_cos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3">
            <text:p>blood_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</text:p>
          </table:table-cell>
          <table:table-cell table:style-name="ce2"/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armor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</text:p>
          </table:table-cell>
          <table:table-cell table:number-columns-repeated="5" table:style-name="ce2"/>
          <table:table-cell office:value-type="string" table:style-name="ce2">
            <text:p>a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</text:p>
          </table:table-cell>
          <table:table-cell table:style-name="ce2"/>
          <table:table-cell office:value-type="string" table:style-name="ce2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percent_big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ll_water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</text:p>
          </table:table-cell>
          <table:table-cell table:style-name="ce2"/>
          <table:table-cell office:value-type="string" table:style-name="ce2">
            <text:p>all_physical_damage_big</text:p>
          </table:table-cell>
          <table:table-cell table:style-name="ce2"/>
          <table:table-cell office:value-type="string" table:style-name="ce2">
            <text:p>armor_penetration_percent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8" table:style-name="ce2"/>
          <table:table-cell office:value-type="string" table:style-name="ce2">
            <text:p>str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</text:p>
          </table:table-cell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ll_physical_damage_big</text:p>
          </table:table-cell>
          <table:table-cell table:number-columns-repeated="3" table:style-name="ce2"/>
          <table:table-cell office:value-type="string" table:style-name="ce2">
            <text:p>all_physical_damage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critical_damage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</text:p>
          </table:table-cell>
          <table:table-cell table:number-columns-repeated="3" table:style-name="ce2"/>
          <table:table-cell office:value-type="string" table:style-name="ce2">
            <text:p>mana_regen_percent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magic_shield_percent</text:p>
          </table:table-cell>
          <table:table-cell table:number-columns-repeated="6" table:style-name="ce2"/>
          <table:table-cell office:value-type="string" table:style-name="ce2">
            <text:p>magic_shield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</text:p>
          </table:table-cell>
          <table:table-cell table:number-columns-repeated="6" table:style-name="ce2"/>
          <table:table-cell office:value-type="string" table:style-name="ce2">
            <text:p>mana_regen_percen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table:number-columns-repeated="3" table:style-name="ce2"/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damage</text:p>
          </table:table-cell>
          <table:table-cell table:number-columns-repeated="3"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magic_shield_percent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armor_percent</text:p>
          </table:table-cell>
          <table:table-cell table:number-columns-repeated="3" table:style-name="ce2"/>
          <table:table-cell office:value-type="string" table:style-name="ce2">
            <text:p>block_chanc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8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mana_percent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sword_damage</text:p>
          </table:table-cell>
          <table:table-cell table:number-columns-repeated="2" table:style-name="ce2"/>
          <table:table-cell office:value-type="string" table:style-name="ce4">
            <text:p>jewel_socket</text:p>
          </table:table-cell>
          <table:table-cell table:number-columns-repeated="2" table:style-name="ce2"/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_percent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2">
            <text:p>health_regen_percent_big</text:p>
          </table:table-cell>
          <table:table-cell table:number-columns-repeated="3" table:style-name="ce2"/>
          <table:table-cell office:value-type="string" table:style-name="ce2">
            <text:p>sword_damage_big</text:p>
          </table:table-cell>
          <table:table-cell table:style-name="ce2"/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sword_damage_big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4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5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5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6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5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chance_big</text:p>
          </table:table-cell>
          <table:table-cell table:number-columns-repeated="5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teady_han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all_physical_damage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7" table:style-name="ce2"/>
          <table:table-cell office:value-type="string" table:style-name="ce2">
            <text:p>all_physical_damage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7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3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5" table:style-name="ce2"/>
          <table:table-cell office:value-type="string" table:style-name="ce2">
            <text:p>x</text:p>
          </table:table-cell>
          <table:table-cell table:number-columns-repeated="858" table:style-name="ce2"/>
          <table:table-cell table:number-columns-repeated="15360"/>
        </table:table-row>
        <table:table-row table:number-rows-repeated="1047898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Kelvin Vuu</dc:creator>
    <dc:date>2023-10-05T06:45:16Z</dc:date>
    <meta:editing-cycles>93</meta:editing-cycles>
    <meta:editing-duration>PT29943S</meta:editing-duration>
  </office:meta>
</office:document-meta>
</file>